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0.923cm"/>
    </style:style>
    <style:style style:name="Table1.C" style:family="table-column">
      <style:table-column-properties style:column-width="10.425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color="#ff0000" fo:font-size="20pt" style:text-underline-style="solid" style:text-underline-width="auto" style:text-underline-color="font-color" officeooo:rsid="001abbf3" officeooo:paragraph-rsid="001abbf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fo:font-size="16pt" style:text-underline-style="none" officeooo:rsid="001c799e" officeooo:paragraph-rsid="001c799e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font-size="16pt" officeooo:rsid="001c799e" officeooo:paragraph-rsid="001c799e" style:font-size-asian="14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s.name" text:name="py3o.objects.name"/>
      </text:user-field-decls>
      <text:p text:style-name="P1">Model One Sample Repor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44663847296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3">:</text:p>
          </table:table-cell>
          <table:table-cell table:style-name="Table1.A1" office:value-type="string">
            <text:p text:style-name="P3"><text:user-field-get text:name="py3o.objects.name">objects.name</text:user-field-get></text:p>
          </table:table-cell>
        </table:table-row>
        <table:table-row table:style-name="TableLine94044663847296">
          <table:table-cell table:style-name="Table1.A1" office:value-type="string">
            <text:p text:style-name="P4">Age</text:p>
          </table:table-cell>
          <table:table-cell table:style-name="Table1.A1" office:value-type="string">
            <text:p text:style-name="P3">:</text:p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0T17:29:39.426140658</meta:creation-date>
    <meta:generator>LibreOffice/6.4.7.2$Linux_X86_64 LibreOffice_project/40$Build-2</meta:generator>
    <dc:date>2025-05-20T20:15:14.157978139</dc:date>
    <meta:editing-duration>PT2H45M36S</meta:editing-duration>
    <meta:editing-cycles>3</meta:editing-cycles>
    <meta:document-statistic meta:table-count="1" meta:image-count="0" meta:object-count="0" meta:page-count="1" meta:paragraph-count="6" meta:word-count="9" meta:character-count="44" meta:non-whitespace-character-count="41"/>
  </office:meta>
</office:document-meta>
</file>